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_k</text:p>
          </table:table-cell>
          <table:table-cell office:value-type="string" calcext:value-type="string">
            <text:p><text:s/>y_k</text:p>
          </table:table-cell>
          <table:table-cell office:value-type="string" calcext:value-type="string">
            <text:p><text:s/>y_real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13663800" calcext:value-type="float">
            <text:p>-13663800</text:p>
          </table:table-cell>
          <table:table-cell office:value-type="float" office:value="1.01787" calcext:value-type="float">
            <text:p>1.0178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3464690" calcext:value-type="float">
            <text:p>-3464690</text:p>
          </table:table-cell>
          <table:table-cell office:value-type="float" office:value="1.03764" calcext:value-type="float">
            <text:p>1.0376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853664" calcext:value-type="float">
            <text:p>853664</text:p>
          </table:table-cell>
          <table:table-cell office:value-type="float" office:value="1.05717" calcext:value-type="float">
            <text:p>1.0571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70712" calcext:value-type="float">
            <text:p>270712</text:p>
          </table:table-cell>
          <table:table-cell office:value-type="float" office:value="1.0765" calcext:value-type="float">
            <text:p>1.076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137176" calcext:value-type="float">
            <text:p>-137176</text:p>
          </table:table-cell>
          <table:table-cell office:value-type="float" office:value="1.09564" calcext:value-type="float">
            <text:p>1.0956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45044.7" calcext:value-type="float">
            <text:p>-45044.7</text:p>
          </table:table-cell>
          <table:table-cell office:value-type="float" office:value="1.11459" calcext:value-type="float">
            <text:p>1.11459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3595.3" calcext:value-type="float">
            <text:p>13595.3</text:p>
          </table:table-cell>
          <table:table-cell office:value-type="float" office:value="1.13335" calcext:value-type="float">
            <text:p>1.1333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5293.47" calcext:value-type="float">
            <text:p>5293.47</text:p>
          </table:table-cell>
          <table:table-cell office:value-type="float" office:value="1.15192" calcext:value-type="float">
            <text:p>1.1519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1649.22" calcext:value-type="float">
            <text:p>-1649.22</text:p>
          </table:table-cell>
          <table:table-cell office:value-type="float" office:value="1.17031" calcext:value-type="float">
            <text:p>1.1703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705.142" calcext:value-type="float">
            <text:p>-705.142</text:p>
          </table:table-cell>
          <table:table-cell office:value-type="float" office:value="1.18852" calcext:value-type="float">
            <text:p>1.18852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80.42" calcext:value-type="float">
            <text:p>180.42</text:p>
          </table:table-cell>
          <table:table-cell office:value-type="float" office:value="1.20654" calcext:value-type="float">
            <text:p>1.2065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89.7039" calcext:value-type="float">
            <text:p>89.7039</text:p>
          </table:table-cell>
          <table:table-cell office:value-type="float" office:value="1.22439" calcext:value-type="float">
            <text:p>1.22439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18.9404" calcext:value-type="float">
            <text:p>-18.9404</text:p>
          </table:table-cell>
          <table:table-cell office:value-type="float" office:value="1.24205" calcext:value-type="float">
            <text:p>1.2420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10.0246" calcext:value-type="float">
            <text:p>-10.0246</text:p>
          </table:table-cell>
          <table:table-cell office:value-type="float" office:value="1.25954" calcext:value-type="float">
            <text:p>1.2595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3.46682" calcext:value-type="float">
            <text:p>3.46682</text:p>
          </table:table-cell>
          <table:table-cell office:value-type="float" office:value="1.27686" calcext:value-type="float">
            <text:p>1.2768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.71107" calcext:value-type="float">
            <text:p>2.71107</text:p>
          </table:table-cell>
          <table:table-cell office:value-type="float" office:value="1.29401" calcext:value-type="float">
            <text:p>1.29401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.07477" calcext:value-type="float">
            <text:p>1.07477</text:p>
          </table:table-cell>
          <table:table-cell office:value-type="float" office:value="1.31098" calcext:value-type="float">
            <text:p>1.31098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.14997" calcext:value-type="float">
            <text:p>1.14997</text:p>
          </table:table-cell>
          <table:table-cell office:value-type="float" office:value="1.32779" calcext:value-type="float">
            <text:p>1.32779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.3692" calcext:value-type="float">
            <text:p>1.3692</text:p>
          </table:table-cell>
          <table:table-cell office:value-type="float" office:value="1.34443" calcext:value-type="float">
            <text:p>1.3444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38307" calcext:value-type="float">
            <text:p>1.38307</text:p>
          </table:table-cell>
          <table:table-cell office:value-type="float" office:value="1.3609" calcext:value-type="float">
            <text:p>1.3609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.37468" calcext:value-type="float">
            <text:p>1.37468</text:p>
          </table:table-cell>
          <table:table-cell office:value-type="float" office:value="1.37721" calcext:value-type="float">
            <text:p>1.37721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.3906" calcext:value-type="float">
            <text:p>1.3906</text:p>
          </table:table-cell>
          <table:table-cell office:value-type="float" office:value="1.39336" calcext:value-type="float">
            <text:p>1.39336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.40959" calcext:value-type="float">
            <text:p>1.40959</text:p>
          </table:table-cell>
          <table:table-cell office:value-type="float" office:value="1.40934" calcext:value-type="float">
            <text:p>1.4093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.42551" calcext:value-type="float">
            <text:p>1.42551</text:p>
          </table:table-cell>
          <table:table-cell office:value-type="float" office:value="1.42517" calcext:value-type="float">
            <text:p>1.4251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44082" calcext:value-type="float">
            <text:p>1.44082</text:p>
          </table:table-cell>
          <table:table-cell office:value-type="float" office:value="1.44084" calcext:value-type="float">
            <text:p>1.4408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.45631" calcext:value-type="float">
            <text:p>1.45631</text:p>
          </table:table-cell>
          <table:table-cell office:value-type="float" office:value="1.45635" calcext:value-type="float">
            <text:p>1.4563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2" office:value-type="float" office:value="1.47171" calcext:value-type="float">
            <text:p>1.4717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1.48692" calcext:value-type="float">
            <text:p>1.4869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.50197" calcext:value-type="float">
            <text:p>1.50197</text:p>
          </table:table-cell>
          <table:table-cell office:value-type="float" office:value="1.50198" calcext:value-type="float">
            <text:p>1.5019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1.51688" calcext:value-type="float">
            <text:p>1.51688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 office:value-type="float" office:value="1.53164" calcext:value-type="float">
            <text:p>1.5316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1.54625" calcext:value-type="float">
            <text:p>1.5462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1.56071" calcext:value-type="float">
            <text:p>1.5607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.57503" calcext:value-type="float">
            <text:p>1.57503</text:p>
          </table:table-cell>
          <table:table-cell office:value-type="float" office:value="1.57504" calcext:value-type="float">
            <text:p>1.5750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1.58921" calcext:value-type="float">
            <text:p>1.5892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1.60325" calcext:value-type="float">
            <text:p>1.60325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table:number-columns-repeated="2" office:value-type="float" office:value="1.61715" calcext:value-type="float">
            <text:p>1.6171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2" office:value-type="float" office:value="1.63091" calcext:value-type="float">
            <text:p>1.6309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table:number-columns-repeated="2" office:value-type="float" office:value="1.64453" calcext:value-type="float">
            <text:p>1.6445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1.65802" calcext:value-type="float">
            <text:p>1.65802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table:number-columns-repeated="2" office:value-type="float" office:value="1.67137" calcext:value-type="float">
            <text:p>1.6713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table:number-columns-repeated="2" office:value-type="float" office:value="1.68459" calcext:value-type="float">
            <text:p>1.68459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table:number-columns-repeated="2" office:value-type="float" office:value="1.69768" calcext:value-type="float">
            <text:p>1.69768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table:number-columns-repeated="2" office:value-type="float" office:value="1.71064" calcext:value-type="float">
            <text:p>1.7106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2" office:value-type="float" office:value="1.72347" calcext:value-type="float">
            <text:p>1.72347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table:number-columns-repeated="2" office:value-type="float" office:value="1.73617" calcext:value-type="float">
            <text:p>1.73617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.74874" calcext:value-type="float">
            <text:p>1.74874</text:p>
          </table:table-cell>
          <table:table-cell office:value-type="float" office:value="1.74875" calcext:value-type="float">
            <text:p>1.74875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.76119" calcext:value-type="float">
            <text:p>1.76119</text:p>
          </table:table-cell>
          <table:table-cell office:value-type="float" office:value="1.7612" calcext:value-type="float">
            <text:p>1.7612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table:number-columns-repeated="2" office:value-type="float" office:value="1.77352" calcext:value-type="float">
            <text:p>1.7735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78572" calcext:value-type="float">
            <text:p>1.78572</text:p>
          </table:table-cell>
          <table:table-cell office:value-type="float" office:value="1.78573" calcext:value-type="float">
            <text:p>1.7857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table:number-columns-repeated="2" office:value-type="float" office:value="1.79781" calcext:value-type="float">
            <text:p>1.79781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table:number-columns-repeated="2" office:value-type="float" office:value="1.80977" calcext:value-type="float">
            <text:p>1.8097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table:number-columns-repeated="2" office:value-type="float" office:value="1.82161" calcext:value-type="float">
            <text:p>1.8216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table:number-columns-repeated="2" office:value-type="float" office:value="1.83334" calcext:value-type="float">
            <text:p>1.8333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2" office:value-type="float" office:value="1.84495" calcext:value-type="float">
            <text:p>1.8449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table:number-columns-repeated="2" office:value-type="float" office:value="1.85644" calcext:value-type="float">
            <text:p>1.8564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table:number-columns-repeated="2" office:value-type="float" office:value="1.86782" calcext:value-type="float">
            <text:p>1.8678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table:number-columns-repeated="2" office:value-type="float" office:value="1.87908" calcext:value-type="float">
            <text:p>1.87908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table:number-columns-repeated="2" office:value-type="float" office:value="1.89024" calcext:value-type="float">
            <text:p>1.8902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1.90128" calcext:value-type="float">
            <text:p>1.90128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table:number-columns-repeated="2" office:value-type="float" office:value="1.91221" calcext:value-type="float">
            <text:p>1.9122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.92303" calcext:value-type="float">
            <text:p>1.92303</text:p>
          </table:table-cell>
          <table:table-cell office:value-type="float" office:value="1.92304" calcext:value-type="float">
            <text:p>1.9230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table:number-columns-repeated="2" office:value-type="float" office:value="1.93375" calcext:value-type="float">
            <text:p>1.9337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table:number-columns-repeated="2" office:value-type="float" office:value="1.94436" calcext:value-type="float">
            <text:p>1.9443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2" office:value-type="float" office:value="1.95486" calcext:value-type="float">
            <text:p>1.95486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table:number-columns-repeated="2" office:value-type="float" office:value="1.96526" calcext:value-type="float">
            <text:p>1.96526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table:number-columns-repeated="2" office:value-type="float" office:value="1.97556" calcext:value-type="float">
            <text:p>1.97556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table:number-columns-repeated="2" office:value-type="float" office:value="1.98575" calcext:value-type="float">
            <text:p>1.9857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table:number-columns-repeated="2" office:value-type="float" office:value="1.99584" calcext:value-type="float">
            <text:p>1.9958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2.00584" calcext:value-type="float">
            <text:p>2.00584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table:number-columns-repeated="2" office:value-type="float" office:value="2.01573" calcext:value-type="float">
            <text:p>2.0157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2" office:value-type="float" office:value="2.02552" calcext:value-type="float">
            <text:p>2.02552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table:number-columns-repeated="2" office:value-type="float" office:value="2.03522" calcext:value-type="float">
            <text:p>2.03522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table:number-columns-repeated="2" office:value-type="float" office:value="2.04482" calcext:value-type="float">
            <text:p>2.0448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" office:value-type="float" office:value="2.05432" calcext:value-type="float">
            <text:p>2.05432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table:number-columns-repeated="2" office:value-type="float" office:value="2.06373" calcext:value-type="float">
            <text:p>2.0637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table:number-columns-repeated="2" office:value-type="float" office:value="2.07305" calcext:value-type="float">
            <text:p>2.0730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table:number-columns-repeated="2" office:value-type="float" office:value="2.08227" calcext:value-type="float">
            <text:p>2.08227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table:number-columns-repeated="2" office:value-type="float" office:value="2.0914" calcext:value-type="float">
            <text:p>2.091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2.10044" calcext:value-type="float">
            <text:p>2.1004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table:number-columns-repeated="2" office:value-type="float" office:value="2.10939" calcext:value-type="float">
            <text:p>2.10939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.11825" calcext:value-type="float">
            <text:p>2.11825</text:p>
          </table:table-cell>
          <table:table-cell office:value-type="float" office:value="2.11826" calcext:value-type="float">
            <text:p>2.11826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table:number-columns-repeated="2" office:value-type="float" office:value="2.12703" calcext:value-type="float">
            <text:p>2.1270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.13571" calcext:value-type="float">
            <text:p>2.13571</text:p>
          </table:table-cell>
          <table:table-cell office:value-type="float" office:value="2.13572" calcext:value-type="float">
            <text:p>2.1357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.14431" calcext:value-type="float">
            <text:p>2.14431</text:p>
          </table:table-cell>
          <table:table-cell office:value-type="float" office:value="2.14432" calcext:value-type="float">
            <text:p>2.1443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table:number-columns-repeated="2" office:value-type="float" office:value="2.15283" calcext:value-type="float">
            <text:p>2.1528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table:number-columns-repeated="2" office:value-type="float" office:value="2.16126" calcext:value-type="float">
            <text:p>2.16126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table:number-columns-repeated="2" office:value-type="float" office:value="2.1696" calcext:value-type="float">
            <text:p>2.1696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table:number-columns-repeated="2" office:value-type="float" office:value="2.17787" calcext:value-type="float">
            <text:p>2.1778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2.18605" calcext:value-type="float">
            <text:p>2.18605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table:number-columns-repeated="2" office:value-type="float" office:value="2.19415" calcext:value-type="float">
            <text:p>2.19415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table:number-columns-repeated="2" office:value-type="float" office:value="2.20216" calcext:value-type="float">
            <text:p>2.2021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table:number-columns-repeated="2" office:value-type="float" office:value="2.2101" calcext:value-type="float">
            <text:p>2.2101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table:number-columns-repeated="2" office:value-type="float" office:value="2.21796" calcext:value-type="float">
            <text:p>2.2179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2" office:value-type="float" office:value="2.22574" calcext:value-type="float">
            <text:p>2.2257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table:number-columns-repeated="2" office:value-type="float" office:value="2.23345" calcext:value-type="float">
            <text:p>2.23345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2.24107" calcext:value-type="float">
            <text:p>2.24107</text:p>
          </table:table-cell>
          <table:table-cell office:value-type="float" office:value="2.24108" calcext:value-type="float">
            <text:p>2.2410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table:number-columns-repeated="2" office:value-type="float" office:value="2.24863" calcext:value-type="float">
            <text:p>2.2486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2" office:value-type="float" office:value="2.2561" calcext:value-type="float">
            <text:p>2.2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635" calcext:value-type="float">
            <text:p>2.2635</text:p>
          </table:table-cell>
          <table:table-cell office:value-type="float" office:value="2.26351" calcext:value-type="float">
            <text:p>2.26351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table:number-columns-repeated="2" office:value-type="float" office:value="2.27083" calcext:value-type="float">
            <text:p>2.27083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table:number-columns-repeated="2" office:value-type="float" office:value="2.27809" calcext:value-type="float">
            <text:p>2.27809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table:number-columns-repeated="2" office:value-type="float" office:value="2.28527" calcext:value-type="float">
            <text:p>2.28527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table:number-columns-repeated="2" office:value-type="float" office:value="2.29238" calcext:value-type="float">
            <text:p>2.29238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table:number-columns-repeated="2" office:value-type="float" office:value="2.29942" calcext:value-type="float">
            <text:p>2.29942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2.30639" calcext:value-type="float">
            <text:p>2.30639</text:p>
          </table:table-cell>
          <table:table-cell office:value-type="float" office:value="2.3064" calcext:value-type="float">
            <text:p>2.3064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table:number-columns-repeated="2" office:value-type="float" office:value="2.3133" calcext:value-type="float">
            <text:p>2.3133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number-columns-repeated="2" office:value-type="float" office:value="2.32013" calcext:value-type="float">
            <text:p>2.32013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table:number-columns-repeated="2" office:value-type="float" office:value="2.32689" calcext:value-type="float">
            <text:p>2.3268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2.33359" calcext:value-type="float">
            <text:p>2.33359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table:number-columns-repeated="2" office:value-type="float" office:value="2.34022" calcext:value-type="float">
            <text:p>2.34022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table:number-columns-repeated="2" office:value-type="float" office:value="2.34679" calcext:value-type="float">
            <text:p>2.34679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table:number-columns-repeated="2" office:value-type="float" office:value="2.35329" calcext:value-type="float">
            <text:p>2.35329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table:number-columns-repeated="2" office:value-type="float" office:value="2.35972" calcext:value-type="float">
            <text:p>2.3597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table:number-columns-repeated="2" office:value-type="float" office:value="2.36609" calcext:value-type="float">
            <text:p>2.36609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table:number-columns-repeated="2" office:value-type="float" office:value="2.3724" calcext:value-type="float">
            <text:p>2.3724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2.37864" calcext:value-type="float">
            <text:p>2.37864</text:p>
          </table:table-cell>
          <table:table-cell office:value-type="float" office:value="2.37865" calcext:value-type="float">
            <text:p>2.37865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table:number-columns-repeated="2" office:value-type="float" office:value="2.38483" calcext:value-type="float">
            <text:p>2.38483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table:number-columns-repeated="2" office:value-type="float" office:value="2.39095" calcext:value-type="float">
            <text:p>2.3909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2" office:value-type="float" office:value="2.39701" calcext:value-type="float">
            <text:p>2.39701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table:number-columns-repeated="2" office:value-type="float" office:value="2.40301" calcext:value-type="float">
            <text:p>2.40301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table:number-columns-repeated="2" office:value-type="float" office:value="2.40895" calcext:value-type="float">
            <text:p>2.40895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table:number-columns-repeated="2" office:value-type="float" office:value="2.41483" calcext:value-type="float">
            <text:p>2.41483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table:number-columns-repeated="2" office:value-type="float" office:value="2.42065" calcext:value-type="float">
            <text:p>2.4206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table:number-columns-repeated="2" office:value-type="float" office:value="2.42642" calcext:value-type="float">
            <text:p>2.42642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table:number-columns-repeated="2" office:value-type="float" office:value="2.43212" calcext:value-type="float">
            <text:p>2.4321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.43777" calcext:value-type="float">
            <text:p>2.43777</text:p>
          </table:table-cell>
          <table:table-cell office:value-type="float" office:value="2.43778" calcext:value-type="float">
            <text:p>2.43778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table:number-columns-repeated="2" office:value-type="float" office:value="2.44337" calcext:value-type="float">
            <text:p>2.44337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table:number-columns-repeated="2" office:value-type="float" office:value="2.44891" calcext:value-type="float">
            <text:p>2.4489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2" office:value-type="float" office:value="2.45439" calcext:value-type="float">
            <text:p>2.45439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table:number-columns-repeated="2" office:value-type="float" office:value="2.45982" calcext:value-type="float">
            <text:p>2.45982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.46519" calcext:value-type="float">
            <text:p>2.46519</text:p>
          </table:table-cell>
          <table:table-cell office:value-type="float" office:value="2.4652" calcext:value-type="float">
            <text:p>2.4652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table:number-columns-repeated="2" office:value-type="float" office:value="2.47052" calcext:value-type="float">
            <text:p>2.47052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table:number-columns-repeated="2" office:value-type="float" office:value="2.47578" calcext:value-type="float">
            <text:p>2.47578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table:number-columns-repeated="2" office:value-type="float" office:value="2.481" calcext:value-type="float">
            <text:p>2.481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2.48616" calcext:value-type="float">
            <text:p>2.48616</text:p>
          </table:table-cell>
          <table:table-cell office:value-type="float" office:value="2.48617" calcext:value-type="float">
            <text:p>2.48617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table:number-columns-repeated="2" office:value-type="float" office:value="2.49128" calcext:value-type="float">
            <text:p>2.49128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table:number-columns-repeated="2" office:value-type="float" office:value="2.49634" calcext:value-type="float">
            <text:p>2.49634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table:number-columns-repeated="2" office:value-type="float" office:value="2.50135" calcext:value-type="float">
            <text:p>2.5013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2" office:value-type="float" office:value="2.50631" calcext:value-type="float">
            <text:p>2.50631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2.51122" calcext:value-type="float">
            <text:p>2.51122</text:p>
          </table:table-cell>
          <table:table-cell office:value-type="float" office:value="2.51123" calcext:value-type="float">
            <text:p>2.51123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table:number-columns-repeated="2" office:value-type="float" office:value="2.51609" calcext:value-type="float">
            <text:p>2.51609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table:number-columns-repeated="2" office:value-type="float" office:value="2.5209" calcext:value-type="float">
            <text:p>2.5209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number-columns-repeated="2" office:value-type="float" office:value="2.52567" calcext:value-type="float">
            <text:p>2.52567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table:number-columns-repeated="2" office:value-type="float" office:value="2.53039" calcext:value-type="float">
            <text:p>2.53039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table:number-columns-repeated="2" office:value-type="float" office:value="2.53506" calcext:value-type="float">
            <text:p>2.53506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table:number-columns-repeated="2" office:value-type="float" office:value="2.53969" calcext:value-type="float">
            <text:p>2.53969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table:number-columns-repeated="2" office:value-type="float" office:value="2.54427" calcext:value-type="float">
            <text:p>2.54427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table:number-columns-repeated="2" office:value-type="float" office:value="2.5488" calcext:value-type="float">
            <text:p>2.548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 office:value-type="float" office:value="2.55329" calcext:value-type="float">
            <text:p>2.55329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table:number-columns-repeated="2" office:value-type="float" office:value="2.55774" calcext:value-type="float">
            <text:p>2.55774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table:number-columns-repeated="2" office:value-type="float" office:value="2.56214" calcext:value-type="float">
            <text:p>2.56214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table:number-columns-repeated="2" office:value-type="float" office:value="2.5665" calcext:value-type="float">
            <text:p>2.5665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table:number-columns-repeated="2" office:value-type="float" office:value="2.57081" calcext:value-type="float">
            <text:p>2.57081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number-columns-repeated="2" office:value-type="float" office:value="2.57508" calcext:value-type="float">
            <text:p>2.57508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table:number-columns-repeated="2" office:value-type="float" office:value="2.57931" calcext:value-type="float">
            <text:p>2.57931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table:number-columns-repeated="2" office:value-type="float" office:value="2.58349" calcext:value-type="float">
            <text:p>2.58349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table:number-columns-repeated="2" office:value-type="float" office:value="2.58764" calcext:value-type="float">
            <text:p>2.58764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table:number-columns-repeated="2" office:value-type="float" office:value="2.59174" calcext:value-type="float">
            <text:p>2.5917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2" office:value-type="float" office:value="2.5958" calcext:value-type="float">
            <text:p>2.5958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table:number-columns-repeated="2" office:value-type="float" office:value="2.59982" calcext:value-type="float">
            <text:p>2.59982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table:number-columns-repeated="2" office:value-type="float" office:value="2.60381" calcext:value-type="float">
            <text:p>2.60381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table:number-columns-repeated="2" office:value-type="float" office:value="2.60775" calcext:value-type="float">
            <text:p>2.60775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table:number-columns-repeated="2" office:value-type="float" office:value="2.61165" calcext:value-type="float">
            <text:p>2.6116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table:number-columns-repeated="2" office:value-type="float" office:value="2.61552" calcext:value-type="float">
            <text:p>2.61552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table:number-columns-repeated="2" office:value-type="float" office:value="2.61934" calcext:value-type="float">
            <text:p>2.61934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table:number-columns-repeated="2" office:value-type="float" office:value="2.62313" calcext:value-type="float">
            <text:p>2.62313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table:number-columns-repeated="2" office:value-type="float" office:value="2.62688" calcext:value-type="float">
            <text:p>2.62688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table:number-columns-repeated="2" office:value-type="float" office:value="2.63059" calcext:value-type="float">
            <text:p>2.6305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number-columns-repeated="2" office:value-type="float" office:value="2.63427" calcext:value-type="float">
            <text:p>2.63427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table:number-columns-repeated="2" office:value-type="float" office:value="2.63791" calcext:value-type="float">
            <text:p>2.63791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table:number-columns-repeated="2" office:value-type="float" office:value="2.64151" calcext:value-type="float">
            <text:p>2.64151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table:number-columns-repeated="2" office:value-type="float" office:value="2.64508" calcext:value-type="float">
            <text:p>2.64508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table:number-columns-repeated="2" office:value-type="float" office:value="2.64861" calcext:value-type="float">
            <text:p>2.6486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table:number-columns-repeated="2" office:value-type="float" office:value="2.6521" calcext:value-type="float">
            <text:p>2.6521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table:number-columns-repeated="2" office:value-type="float" office:value="2.65557" calcext:value-type="float">
            <text:p>2.65557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table:number-columns-repeated="2" office:value-type="float" office:value="2.65899" calcext:value-type="float">
            <text:p>2.65899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table:number-columns-repeated="2" office:value-type="float" office:value="2.66239" calcext:value-type="float">
            <text:p>2.66239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table:number-columns-repeated="2" office:value-type="float" office:value="2.66575" calcext:value-type="float">
            <text:p>2.6657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2" office:value-type="float" office:value="2.66907" calcext:value-type="float">
            <text:p>2.66907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table:number-columns-repeated="2" office:value-type="float" office:value="2.67236" calcext:value-type="float">
            <text:p>2.67236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table:number-columns-repeated="2" office:value-type="float" office:value="2.67562" calcext:value-type="float">
            <text:p>2.67562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table:number-columns-repeated="2" office:value-type="float" office:value="2.67885" calcext:value-type="float">
            <text:p>2.67885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table:number-columns-repeated="2" office:value-type="float" office:value="2.68205" calcext:value-type="float">
            <text:p>2.68205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table:number-columns-repeated="2" office:value-type="float" office:value="2.68521" calcext:value-type="float">
            <text:p>2.68521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table:number-columns-repeated="2" office:value-type="float" office:value="2.68834" calcext:value-type="float">
            <text:p>2.68834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table:number-columns-repeated="2" office:value-type="float" office:value="2.69144" calcext:value-type="float">
            <text:p>2.69144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table:number-columns-repeated="2" office:value-type="float" office:value="2.69451" calcext:value-type="float">
            <text:p>2.69451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table:number-columns-repeated="2" office:value-type="float" office:value="2.69755" calcext:value-type="float">
            <text:p>2.6975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number-columns-repeated="2" office:value-type="float" office:value="2.70056" calcext:value-type="float">
            <text:p>2.70056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table:number-columns-repeated="2" office:value-type="float" office:value="2.70354" calcext:value-type="float">
            <text:p>2.70354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table:number-columns-repeated="2" office:value-type="float" office:value="2.70649" calcext:value-type="float">
            <text:p>2.70649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table:number-columns-repeated="2" office:value-type="float" office:value="2.70941" calcext:value-type="float">
            <text:p>2.70941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table:number-columns-repeated="2" office:value-type="float" office:value="2.7123" calcext:value-type="float">
            <text:p>2.7123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table:number-columns-repeated="2" office:value-type="float" office:value="2.71517" calcext:value-type="float">
            <text:p>2.71517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table:number-columns-repeated="2" office:value-type="float" office:value="2.718" calcext:value-type="float">
            <text:p>2.718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table:number-columns-repeated="2" office:value-type="float" office:value="2.72081" calcext:value-type="float">
            <text:p>2.72081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table:number-columns-repeated="2" office:value-type="float" office:value="2.72359" calcext:value-type="float">
            <text:p>2.72359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table:number-columns-repeated="2" office:value-type="float" office:value="2.72634" calcext:value-type="float">
            <text:p>2.726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.72906" calcext:value-type="float">
            <text:p>2.72906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table:number-columns-repeated="2" office:value-type="float" office:value="2.73175" calcext:value-type="float">
            <text:p>2.73175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table:number-columns-repeated="2" office:value-type="float" office:value="2.73442" calcext:value-type="float">
            <text:p>2.73442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table:number-columns-repeated="2" office:value-type="float" office:value="2.73707" calcext:value-type="float">
            <text:p>2.73707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2" office:value-type="float" office:value="2.73968" calcext:value-type="float">
            <text:p>2.7396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table:number-columns-repeated="2" office:value-type="float" office:value="2.74227" calcext:value-type="float">
            <text:p>2.7422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table:number-columns-repeated="2" office:value-type="float" office:value="2.74484" calcext:value-type="float">
            <text:p>2.74484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table:number-columns-repeated="2" office:value-type="float" office:value="2.74738" calcext:value-type="float">
            <text:p>2.7473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table:number-columns-repeated="2" office:value-type="float" office:value="2.74989" calcext:value-type="float">
            <text:p>2.74989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table:number-columns-repeated="2" office:value-type="float" office:value="2.75238" calcext:value-type="float">
            <text:p>2.7523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number-columns-repeated="2" office:value-type="float" office:value="2.75484" calcext:value-type="float">
            <text:p>2.75484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table:number-columns-repeated="2" office:value-type="float" office:value="2.75728" calcext:value-type="float">
            <text:p>2.75728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table:number-columns-repeated="2" office:value-type="float" office:value="2.7597" calcext:value-type="float">
            <text:p>2.7597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table:number-columns-repeated="2" office:value-type="float" office:value="2.76209" calcext:value-type="float">
            <text:p>2.76209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2.76445" calcext:value-type="float">
            <text:p>2.76445</text:p>
          </table:table-cell>
          <table:table-cell office:value-type="float" office:value="2.76446" calcext:value-type="float">
            <text:p>2.76446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table:number-columns-repeated="2" office:value-type="float" office:value="2.7668" calcext:value-type="float">
            <text:p>2.7668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table:number-columns-repeated="2" office:value-type="float" office:value="2.76912" calcext:value-type="float">
            <text:p>2.76912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table:number-columns-repeated="2" office:value-type="float" office:value="2.77142" calcext:value-type="float">
            <text:p>2.77142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table:number-columns-repeated="2" office:value-type="float" office:value="2.77369" calcext:value-type="float">
            <text:p>2.77369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table:number-columns-repeated="2" office:value-type="float" office:value="2.77594" calcext:value-type="float">
            <text:p>2.7759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 office:value-type="float" office:value="2.77817" calcext:value-type="float">
            <text:p>2.77817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table:number-columns-repeated="2" office:value-type="float" office:value="2.78038" calcext:value-type="float">
            <text:p>2.78038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table:number-columns-repeated="2" office:value-type="float" office:value="2.78256" calcext:value-type="float">
            <text:p>2.78256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table:number-columns-repeated="2" office:value-type="float" office:value="2.78473" calcext:value-type="float">
            <text:p>2.78473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table:number-columns-repeated="2" office:value-type="float" office:value="2.78687" calcext:value-type="float">
            <text:p>2.78687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table:number-columns-repeated="2" office:value-type="float" office:value="2.78899" calcext:value-type="float">
            <text:p>2.78899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table:number-columns-repeated="2" office:value-type="float" office:value="2.79109" calcext:value-type="float">
            <text:p>2.79109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table:number-columns-repeated="2" office:value-type="float" office:value="2.79317" calcext:value-type="float">
            <text:p>2.79317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table:number-columns-repeated="2" office:value-type="float" office:value="2.79523" calcext:value-type="float">
            <text:p>2.79523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table:number-columns-repeated="2" office:value-type="float" office:value="2.79726" calcext:value-type="float">
            <text:p>2.7972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2" office:value-type="float" office:value="2.79928" calcext:value-type="float">
            <text:p>2.79928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table:number-columns-repeated="2" office:value-type="float" office:value="2.80128" calcext:value-type="float">
            <text:p>2.80128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table:number-columns-repeated="2" office:value-type="float" office:value="2.80326" calcext:value-type="float">
            <text:p>2.80326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table:number-columns-repeated="2" office:value-type="float" office:value="2.80521" calcext:value-type="float">
            <text:p>2.80521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2" office:value-type="float" office:value="2.80715" calcext:value-type="float">
            <text:p>2.80715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80907" calcext:value-type="float">
            <text:p>2.80907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2" office:value-type="float" office:value="2.81097" calcext:value-type="float">
            <text:p>2.81097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table:number-columns-repeated="2" office:value-type="float" office:value="2.81285" calcext:value-type="float">
            <text:p>2.81285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table:number-columns-repeated="2" office:value-type="float" office:value="2.81471" calcext:value-type="float">
            <text:p>2.81471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table:number-columns-repeated="2" office:value-type="float" office:value="2.81656" calcext:value-type="float">
            <text:p>2.8165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2" office:value-type="float" office:value="2.81838" calcext:value-type="float">
            <text:p>2.81838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table:number-columns-repeated="2" office:value-type="float" office:value="2.82019" calcext:value-type="float">
            <text:p>2.82019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table:number-columns-repeated="2" office:value-type="float" office:value="2.82198" calcext:value-type="float">
            <text:p>2.82198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table:number-columns-repeated="2" office:value-type="float" office:value="2.82375" calcext:value-type="float">
            <text:p>2.82375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table:number-columns-repeated="2" office:value-type="float" office:value="2.8255" calcext:value-type="float">
            <text:p>2.8255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table:number-columns-repeated="2" office:value-type="float" office:value="2.82724" calcext:value-type="float">
            <text:p>2.82724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table:number-columns-repeated="2" office:value-type="float" office:value="2.82896" calcext:value-type="float">
            <text:p>2.82896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table:number-columns-repeated="2" office:value-type="float" office:value="2.83066" calcext:value-type="float">
            <text:p>2.83066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table:number-columns-repeated="2" office:value-type="float" office:value="2.83235" calcext:value-type="float">
            <text:p>2.83235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table:number-columns-repeated="2" office:value-type="float" office:value="2.83401" calcext:value-type="float">
            <text:p>2.8340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2" office:value-type="float" office:value="2.83567" calcext:value-type="float">
            <text:p>2.83567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table:number-columns-repeated="2" office:value-type="float" office:value="2.8373" calcext:value-type="float">
            <text:p>2.837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table:number-columns-repeated="2" office:value-type="float" office:value="2.83892" calcext:value-type="float">
            <text:p>2.8389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table:number-columns-repeated="2" office:value-type="float" office:value="2.84052" calcext:value-type="float">
            <text:p>2.84052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table:number-columns-repeated="2" office:value-type="float" office:value="2.84211" calcext:value-type="float">
            <text:p>2.84211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table:number-columns-repeated="2" office:value-type="float" office:value="2.84368" calcext:value-type="float">
            <text:p>2.84368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table:number-columns-repeated="2" office:value-type="float" office:value="2.84524" calcext:value-type="float">
            <text:p>2.84524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table:number-columns-repeated="2" office:value-type="float" office:value="2.84678" calcext:value-type="float">
            <text:p>2.84678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table:number-columns-repeated="2" office:value-type="float" office:value="2.8483" calcext:value-type="float">
            <text:p>2.8483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table:number-columns-repeated="2" office:value-type="float" office:value="2.84981" calcext:value-type="float">
            <text:p>2.84981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number-columns-repeated="2" office:value-type="float" office:value="2.8513" calcext:value-type="float">
            <text:p>2.8513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table:number-columns-repeated="2" office:value-type="float" office:value="2.85278" calcext:value-type="float">
            <text:p>2.85278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table:number-columns-repeated="2" office:value-type="float" office:value="2.85425" calcext:value-type="float">
            <text:p>2.85425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table:number-columns-repeated="2" office:value-type="float" office:value="2.8557" calcext:value-type="float">
            <text:p>2.8557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table:number-columns-repeated="2" office:value-type="float" office:value="2.85713" calcext:value-type="float">
            <text:p>2.85713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table:number-columns-repeated="2" office:value-type="float" office:value="2.85856" calcext:value-type="float">
            <text:p>2.85856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table:number-columns-repeated="2" office:value-type="float" office:value="2.85996" calcext:value-type="float">
            <text:p>2.85996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table:number-columns-repeated="2" office:value-type="float" office:value="2.86136" calcext:value-type="float">
            <text:p>2.86136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table:number-columns-repeated="2" office:value-type="float" office:value="2.86274" calcext:value-type="float">
            <text:p>2.86274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table:number-columns-repeated="2" office:value-type="float" office:value="2.8641" calcext:value-type="float">
            <text:p>2.8641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number-columns-repeated="2" office:value-type="float" office:value="2.86545" calcext:value-type="float">
            <text:p>2.86545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table:number-columns-repeated="2" office:value-type="float" office:value="2.86679" calcext:value-type="float">
            <text:p>2.86679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table:number-columns-repeated="2" office:value-type="float" office:value="2.86812" calcext:value-type="float">
            <text:p>2.86812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table:number-columns-repeated="2" office:value-type="float" office:value="2.86943" calcext:value-type="float">
            <text:p>2.86943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table:number-columns-repeated="2" office:value-type="float" office:value="2.87073" calcext:value-type="float">
            <text:p>2.87073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table:number-columns-repeated="2" office:value-type="float" office:value="2.87202" calcext:value-type="float">
            <text:p>2.87202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table:number-columns-repeated="2" office:value-type="float" office:value="2.87329" calcext:value-type="float">
            <text:p>2.87329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table:number-columns-repeated="2" office:value-type="float" office:value="2.87455" calcext:value-type="float">
            <text:p>2.87455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table:number-columns-repeated="2" office:value-type="float" office:value="2.8758" calcext:value-type="float">
            <text:p>2.8758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table:number-columns-repeated="2" office:value-type="float" office:value="2.87703" calcext:value-type="float">
            <text:p>2.8770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number-columns-repeated="2" office:value-type="float" office:value="2.87826" calcext:value-type="float">
            <text:p>2.87826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table:number-columns-repeated="2" office:value-type="float" office:value="2.87947" calcext:value-type="float">
            <text:p>2.87947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table:number-columns-repeated="2" office:value-type="float" office:value="2.88067" calcext:value-type="float">
            <text:p>2.88067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table:number-columns-repeated="2" office:value-type="float" office:value="2.88186" calcext:value-type="float">
            <text:p>2.88186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table:number-columns-repeated="2" office:value-type="float" office:value="2.88303" calcext:value-type="float">
            <text:p>2.88303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table:number-columns-repeated="2" office:value-type="float" office:value="2.8842" calcext:value-type="float">
            <text:p>2.8842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table:number-columns-repeated="2" office:value-type="float" office:value="2.88535" calcext:value-type="float">
            <text:p>2.88535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table:number-columns-repeated="2" office:value-type="float" office:value="2.88649" calcext:value-type="float">
            <text:p>2.88649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table:number-columns-repeated="2" office:value-type="float" office:value="2.88762" calcext:value-type="float">
            <text:p>2.88762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table:number-columns-repeated="2" office:value-type="float" office:value="2.88874" calcext:value-type="float">
            <text:p>2.8887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number-columns-repeated="2" office:value-type="float" office:value="2.88984" calcext:value-type="float">
            <text:p>2.88984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table:number-columns-repeated="2" office:value-type="float" office:value="2.89094" calcext:value-type="float">
            <text:p>2.89094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table:number-columns-repeated="2" office:value-type="float" office:value="2.89202" calcext:value-type="float">
            <text:p>2.89202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table:number-columns-repeated="2" office:value-type="float" office:value="2.8931" calcext:value-type="float">
            <text:p>2.8931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table:number-columns-repeated="2" office:value-type="float" office:value="2.89416" calcext:value-type="float">
            <text:p>2.89416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table:number-columns-repeated="2" office:value-type="float" office:value="2.89522" calcext:value-type="float">
            <text:p>2.89522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table:number-columns-repeated="2" office:value-type="float" office:value="2.89626" calcext:value-type="float">
            <text:p>2.89626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table:number-columns-repeated="2" office:value-type="float" office:value="2.89729" calcext:value-type="float">
            <text:p>2.89729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table:number-columns-repeated="2" office:value-type="float" office:value="2.89831" calcext:value-type="float">
            <text:p>2.89831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table:number-columns-repeated="2" office:value-type="float" office:value="2.89932" calcext:value-type="float">
            <text:p>2.899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.90033" calcext:value-type="float">
            <text:p>2.90033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table:number-columns-repeated="2" office:value-type="float" office:value="2.90132" calcext:value-type="float">
            <text:p>2.90132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table:number-columns-repeated="2" office:value-type="float" office:value="2.9023" calcext:value-type="float">
            <text:p>2.9023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table:number-columns-repeated="2" office:value-type="float" office:value="2.90327" calcext:value-type="float">
            <text:p>2.90327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table:number-columns-repeated="2" office:value-type="float" office:value="2.90423" calcext:value-type="float">
            <text:p>2.90423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table:number-columns-repeated="2" office:value-type="float" office:value="2.90519" calcext:value-type="float">
            <text:p>2.90519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table:number-columns-repeated="2" office:value-type="float" office:value="2.90613" calcext:value-type="float">
            <text:p>2.90613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table:number-columns-repeated="2" office:value-type="float" office:value="2.90706" calcext:value-type="float">
            <text:p>2.90706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table:number-columns-repeated="2" office:value-type="float" office:value="2.90799" calcext:value-type="float">
            <text:p>2.90799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2.9089" calcext:value-type="float">
            <text:p>2.9089</text:p>
          </table:table-cell>
          <table:table-cell office:value-type="float" office:value="2.90891" calcext:value-type="float">
            <text:p>2.90891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2" office:value-type="float" office:value="2.90981" calcext:value-type="float">
            <text:p>2.90981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table:number-columns-repeated="2" office:value-type="float" office:value="2.91071" calcext:value-type="float">
            <text:p>2.91071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table:number-columns-repeated="2" office:value-type="float" office:value="2.9116" calcext:value-type="float">
            <text:p>2.9116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table:number-columns-repeated="2" office:value-type="float" office:value="2.91248" calcext:value-type="float">
            <text:p>2.91248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table:number-columns-repeated="2" office:value-type="float" office:value="2.91335" calcext:value-type="float">
            <text:p>2.91335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table:number-columns-repeated="2" office:value-type="float" office:value="2.91421" calcext:value-type="float">
            <text:p>2.91421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table:number-columns-repeated="2" office:value-type="float" office:value="2.91506" calcext:value-type="float">
            <text:p>2.91506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table:number-columns-repeated="2" office:value-type="float" office:value="2.91591" calcext:value-type="float">
            <text:p>2.91591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table:number-columns-repeated="2" office:value-type="float" office:value="2.91675" calcext:value-type="float">
            <text:p>2.91675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table:number-columns-repeated="2" office:value-type="float" office:value="2.91757" calcext:value-type="float">
            <text:p>2.9175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number-columns-repeated="2" office:value-type="float" office:value="2.91839" calcext:value-type="float">
            <text:p>2.91839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table:number-columns-repeated="2" office:value-type="float" office:value="2.91921" calcext:value-type="float">
            <text:p>2.91921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table:number-columns-repeated="2" office:value-type="float" office:value="2.92001" calcext:value-type="float">
            <text:p>2.92001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table:number-columns-repeated="2" office:value-type="float" office:value="2.92081" calcext:value-type="float">
            <text:p>2.92081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table:number-columns-repeated="2" office:value-type="float" office:value="2.92159" calcext:value-type="float">
            <text:p>2.92159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table:number-columns-repeated="2" office:value-type="float" office:value="2.92237" calcext:value-type="float">
            <text:p>2.92237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table:number-columns-repeated="2" office:value-type="float" office:value="2.92315" calcext:value-type="float">
            <text:p>2.92315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table:number-columns-repeated="2" office:value-type="float" office:value="2.92391" calcext:value-type="float">
            <text:p>2.92391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table:number-columns-repeated="2" office:value-type="float" office:value="2.92467" calcext:value-type="float">
            <text:p>2.92467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table:number-columns-repeated="2" office:value-type="float" office:value="2.92542" calcext:value-type="float">
            <text:p>2.9254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2" office:value-type="float" office:value="2.92616" calcext:value-type="float">
            <text:p>2.92616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table:number-columns-repeated="2" office:value-type="float" office:value="2.92689" calcext:value-type="float">
            <text:p>2.92689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table:number-columns-repeated="2" office:value-type="float" office:value="2.92762" calcext:value-type="float">
            <text:p>2.92762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table:number-columns-repeated="2" office:value-type="float" office:value="2.92834" calcext:value-type="float">
            <text:p>2.92834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table:number-columns-repeated="2" office:value-type="float" office:value="2.92906" calcext:value-type="float">
            <text:p>2.92906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table:number-columns-repeated="2" office:value-type="float" office:value="2.92976" calcext:value-type="float">
            <text:p>2.92976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table:number-columns-repeated="2" office:value-type="float" office:value="2.93046" calcext:value-type="float">
            <text:p>2.93046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table:number-columns-repeated="2" office:value-type="float" office:value="2.93115" calcext:value-type="float">
            <text:p>2.93115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table:number-columns-repeated="2" office:value-type="float" office:value="2.93184" calcext:value-type="float">
            <text:p>2.93184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table:number-columns-repeated="2" office:value-type="float" office:value="2.93252" calcext:value-type="float">
            <text:p>2.9325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number-columns-repeated="2" office:value-type="float" office:value="2.93319" calcext:value-type="float">
            <text:p>2.93319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table:number-columns-repeated="2" office:value-type="float" office:value="2.93385" calcext:value-type="float">
            <text:p>2.93385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table:number-columns-repeated="2" office:value-type="float" office:value="2.93451" calcext:value-type="float">
            <text:p>2.93451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table:number-columns-repeated="2" office:value-type="float" office:value="2.93516" calcext:value-type="float">
            <text:p>2.93516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table:number-columns-repeated="2" office:value-type="float" office:value="2.93581" calcext:value-type="float">
            <text:p>2.93581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table:number-columns-repeated="2" office:value-type="float" office:value="2.93645" calcext:value-type="float">
            <text:p>2.93645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table:number-columns-repeated="2" office:value-type="float" office:value="2.93708" calcext:value-type="float">
            <text:p>2.93708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table:number-columns-repeated="2" office:value-type="float" office:value="2.9377" calcext:value-type="float">
            <text:p>2.9377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2" office:value-type="float" office:value="2.93832" calcext:value-type="float">
            <text:p>2.93832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table:number-columns-repeated="2" office:value-type="float" office:value="2.93894" calcext:value-type="float">
            <text:p>2.9389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2" office:value-type="float" office:value="2.93954" calcext:value-type="float">
            <text:p>2.93954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table:number-columns-repeated="2" office:value-type="float" office:value="2.94015" calcext:value-type="float">
            <text:p>2.94015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table:number-columns-repeated="2" office:value-type="float" office:value="2.94074" calcext:value-type="float">
            <text:p>2.94074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table:number-columns-repeated="2" office:value-type="float" office:value="2.94133" calcext:value-type="float">
            <text:p>2.94133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table:number-columns-repeated="2" office:value-type="float" office:value="2.94192" calcext:value-type="float">
            <text:p>2.94192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table:number-columns-repeated="2" office:value-type="float" office:value="2.94249" calcext:value-type="float">
            <text:p>2.94249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table:number-columns-repeated="2" office:value-type="float" office:value="2.94307" calcext:value-type="float">
            <text:p>2.94307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table:number-columns-repeated="2" office:value-type="float" office:value="2.94363" calcext:value-type="float">
            <text:p>2.94363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table:number-columns-repeated="2" office:value-type="float" office:value="2.94419" calcext:value-type="float">
            <text:p>2.94419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table:number-columns-repeated="2" office:value-type="float" office:value="2.94475" calcext:value-type="float">
            <text:p>2.9447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number-columns-repeated="2" office:value-type="float" office:value="2.9453" calcext:value-type="float">
            <text:p>2.9453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table:number-columns-repeated="2" office:value-type="float" office:value="2.94584" calcext:value-type="float">
            <text:p>2.94584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table:number-columns-repeated="2" office:value-type="float" office:value="2.94638" calcext:value-type="float">
            <text:p>2.94638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table:number-columns-repeated="2" office:value-type="float" office:value="2.94691" calcext:value-type="float">
            <text:p>2.94691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table:number-columns-repeated="2" office:value-type="float" office:value="2.94744" calcext:value-type="float">
            <text:p>2.94744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table:number-columns-repeated="2" office:value-type="float" office:value="2.94797" calcext:value-type="float">
            <text:p>2.94797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table:number-columns-repeated="2" office:value-type="float" office:value="2.94848" calcext:value-type="float">
            <text:p>2.94848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table:number-columns-repeated="2" office:value-type="float" office:value="2.949" calcext:value-type="float">
            <text:p>2.949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table:number-columns-repeated="2" office:value-type="float" office:value="2.9495" calcext:value-type="float">
            <text:p>2.9495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table:number-columns-repeated="2" office:value-type="float" office:value="2.95001" calcext:value-type="float">
            <text:p>2.95001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number-columns-repeated="2" office:value-type="float" office:value="2.9505" calcext:value-type="float">
            <text:p>2.9505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table:number-columns-repeated="2" office:value-type="float" office:value="2.951" calcext:value-type="float">
            <text:p>2.951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table:number-columns-repeated="2" office:value-type="float" office:value="2.95148" calcext:value-type="float">
            <text:p>2.95148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table:number-columns-repeated="2" office:value-type="float" office:value="2.95197" calcext:value-type="float">
            <text:p>2.95197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table:number-columns-repeated="2" office:value-type="float" office:value="2.95244" calcext:value-type="float">
            <text:p>2.95244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table:number-columns-repeated="2" office:value-type="float" office:value="2.95292" calcext:value-type="float">
            <text:p>2.95292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table:number-columns-repeated="2" office:value-type="float" office:value="2.95339" calcext:value-type="float">
            <text:p>2.95339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table:number-columns-repeated="2" office:value-type="float" office:value="2.95385" calcext:value-type="float">
            <text:p>2.95385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table:number-columns-repeated="2" office:value-type="float" office:value="2.95431" calcext:value-type="float">
            <text:p>2.95431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table:number-columns-repeated="2" office:value-type="float" office:value="2.95476" calcext:value-type="float">
            <text:p>2.9547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number-columns-repeated="2" office:value-type="float" office:value="2.95521" calcext:value-type="float">
            <text:p>2.95521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table:number-columns-repeated="2" office:value-type="float" office:value="2.95566" calcext:value-type="float">
            <text:p>2.95566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table:number-columns-repeated="2" office:value-type="float" office:value="2.9561" calcext:value-type="float">
            <text:p>2.9561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table:number-columns-repeated="2" office:value-type="float" office:value="2.95654" calcext:value-type="float">
            <text:p>2.95654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table:number-columns-repeated="2" office:value-type="float" office:value="2.95697" calcext:value-type="float">
            <text:p>2.95697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table:number-columns-repeated="2" office:value-type="float" office:value="2.9574" calcext:value-type="float">
            <text:p>2.9574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table:number-columns-repeated="2" office:value-type="float" office:value="2.95782" calcext:value-type="float">
            <text:p>2.95782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table:number-columns-repeated="2" office:value-type="float" office:value="2.95824" calcext:value-type="float">
            <text:p>2.95824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table:number-columns-repeated="2" office:value-type="float" office:value="2.95866" calcext:value-type="float">
            <text:p>2.95866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table:number-columns-repeated="2" office:value-type="float" office:value="2.95907" calcext:value-type="float">
            <text:p>2.9590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number-columns-repeated="2" office:value-type="float" office:value="2.95948" calcext:value-type="float">
            <text:p>2.95948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table:number-columns-repeated="2" office:value-type="float" office:value="2.95988" calcext:value-type="float">
            <text:p>2.95988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table:number-columns-repeated="2" office:value-type="float" office:value="2.96028" calcext:value-type="float">
            <text:p>2.96028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table:number-columns-repeated="2" office:value-type="float" office:value="2.96067" calcext:value-type="float">
            <text:p>2.96067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table:number-columns-repeated="2" office:value-type="float" office:value="2.96106" calcext:value-type="float">
            <text:p>2.96106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table:number-columns-repeated="2" office:value-type="float" office:value="2.96145" calcext:value-type="float">
            <text:p>2.96145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table:number-columns-repeated="2" office:value-type="float" office:value="2.96184" calcext:value-type="float">
            <text:p>2.96184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table:number-columns-repeated="2" office:value-type="float" office:value="2.96222" calcext:value-type="float">
            <text:p>2.96222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table:number-columns-repeated="2" office:value-type="float" office:value="2.96259" calcext:value-type="float">
            <text:p>2.96259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table:number-columns-repeated="2" office:value-type="float" office:value="2.96296" calcext:value-type="float">
            <text:p>2.962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.96333" calcext:value-type="float">
            <text:p>2.96333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table:number-columns-repeated="2" office:value-type="float" office:value="2.9637" calcext:value-type="float">
            <text:p>2.9637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table:number-columns-repeated="2" office:value-type="float" office:value="2.96406" calcext:value-type="float">
            <text:p>2.96406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table:number-columns-repeated="2" office:value-type="float" office:value="2.96442" calcext:value-type="float">
            <text:p>2.96442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table:number-columns-repeated="2" office:value-type="float" office:value="2.96477" calcext:value-type="float">
            <text:p>2.96477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table:number-columns-repeated="2" office:value-type="float" office:value="2.96512" calcext:value-type="float">
            <text:p>2.96512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table:number-columns-repeated="2" office:value-type="float" office:value="2.96547" calcext:value-type="float">
            <text:p>2.96547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table:number-columns-repeated="2" office:value-type="float" office:value="2.96581" calcext:value-type="float">
            <text:p>2.96581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table:number-columns-repeated="2" office:value-type="float" office:value="2.96615" calcext:value-type="float">
            <text:p>2.96615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table:number-columns-repeated="2" office:value-type="float" office:value="2.96649" calcext:value-type="float">
            <text:p>2.96649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number-columns-repeated="2" office:value-type="float" office:value="2.96682" calcext:value-type="float">
            <text:p>2.96682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table:number-columns-repeated="2" office:value-type="float" office:value="2.96715" calcext:value-type="float">
            <text:p>2.96715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table:number-columns-repeated="2" office:value-type="float" office:value="2.96748" calcext:value-type="float">
            <text:p>2.96748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table:number-columns-repeated="2" office:value-type="float" office:value="2.9678" calcext:value-type="float">
            <text:p>2.9678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table:number-columns-repeated="2" office:value-type="float" office:value="2.96812" calcext:value-type="float">
            <text:p>2.96812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table:number-columns-repeated="2" office:value-type="float" office:value="2.96844" calcext:value-type="float">
            <text:p>2.96844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table:number-columns-repeated="2" office:value-type="float" office:value="2.96875" calcext:value-type="float">
            <text:p>2.96875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table:number-columns-repeated="2" office:value-type="float" office:value="2.96906" calcext:value-type="float">
            <text:p>2.96906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table:number-columns-repeated="2" office:value-type="float" office:value="2.96937" calcext:value-type="float">
            <text:p>2.96937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table:number-columns-repeated="2" office:value-type="float" office:value="2.96968" calcext:value-type="float">
            <text:p>2.9696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2" office:value-type="float" office:value="2.96998" calcext:value-type="float">
            <text:p>2.96998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table:number-columns-repeated="2" office:value-type="float" office:value="2.97028" calcext:value-type="float">
            <text:p>2.97028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table:number-columns-repeated="2" office:value-type="float" office:value="2.97057" calcext:value-type="float">
            <text:p>2.97057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table:number-columns-repeated="2" office:value-type="float" office:value="2.97087" calcext:value-type="float">
            <text:p>2.97087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table:number-columns-repeated="2" office:value-type="float" office:value="2.97116" calcext:value-type="float">
            <text:p>2.97116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table:number-columns-repeated="2" office:value-type="float" office:value="2.97144" calcext:value-type="float">
            <text:p>2.97144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table:number-columns-repeated="2" office:value-type="float" office:value="2.97173" calcext:value-type="float">
            <text:p>2.97173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table:number-columns-repeated="2" office:value-type="float" office:value="2.97201" calcext:value-type="float">
            <text:p>2.97201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table:number-columns-repeated="2" office:value-type="float" office:value="2.97229" calcext:value-type="float">
            <text:p>2.97229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table:number-columns-repeated="2" office:value-type="float" office:value="2.97256" calcext:value-type="float">
            <text:p>2.9725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table:number-columns-repeated="2" office:value-type="float" office:value="2.97284" calcext:value-type="float">
            <text:p>2.97284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table:number-columns-repeated="2" office:value-type="float" office:value="2.97311" calcext:value-type="float">
            <text:p>2.97311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table:number-columns-repeated="2" office:value-type="float" office:value="2.97337" calcext:value-type="float">
            <text:p>2.97337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table:number-columns-repeated="2" office:value-type="float" office:value="2.97364" calcext:value-type="float">
            <text:p>2.97364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table:number-columns-repeated="2" office:value-type="float" office:value="2.9739" calcext:value-type="float">
            <text:p>2.9739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table:number-columns-repeated="2" office:value-type="float" office:value="2.97416" calcext:value-type="float">
            <text:p>2.97416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table:number-columns-repeated="2" office:value-type="float" office:value="2.97442" calcext:value-type="float">
            <text:p>2.97442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table:number-columns-repeated="2" office:value-type="float" office:value="2.97467" calcext:value-type="float">
            <text:p>2.97467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table:number-columns-repeated="2" office:value-type="float" office:value="2.97492" calcext:value-type="float">
            <text:p>2.97492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table:number-columns-repeated="2" office:value-type="float" office:value="2.97517" calcext:value-type="float">
            <text:p>2.9751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number-columns-repeated="2" office:value-type="float" office:value="2.97542" calcext:value-type="float">
            <text:p>2.97542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table:number-columns-repeated="2" office:value-type="float" office:value="2.97567" calcext:value-type="float">
            <text:p>2.97567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table:number-columns-repeated="2" office:value-type="float" office:value="2.97591" calcext:value-type="float">
            <text:p>2.97591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table:number-columns-repeated="2" office:value-type="float" office:value="2.97615" calcext:value-type="float">
            <text:p>2.97615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table:number-columns-repeated="2" office:value-type="float" office:value="2.97638" calcext:value-type="float">
            <text:p>2.97638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table:number-columns-repeated="2" office:value-type="float" office:value="2.97662" calcext:value-type="float">
            <text:p>2.97662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table:number-columns-repeated="2" office:value-type="float" office:value="2.97685" calcext:value-type="float">
            <text:p>2.97685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table:number-columns-repeated="2" office:value-type="float" office:value="2.97708" calcext:value-type="float">
            <text:p>2.97708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table:number-columns-repeated="2" office:value-type="float" office:value="2.97731" calcext:value-type="float">
            <text:p>2.97731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table:number-columns-repeated="2" office:value-type="float" office:value="2.97754" calcext:value-type="float">
            <text:p>2.9775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2" office:value-type="float" office:value="2.97776" calcext:value-type="float">
            <text:p>2.97776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table:number-columns-repeated="2" office:value-type="float" office:value="2.97798" calcext:value-type="float">
            <text:p>2.97798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table:number-columns-repeated="2" office:value-type="float" office:value="2.9782" calcext:value-type="float">
            <text:p>2.9782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table:number-columns-repeated="2" office:value-type="float" office:value="2.97842" calcext:value-type="float">
            <text:p>2.97842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table:number-columns-repeated="2" office:value-type="float" office:value="2.97863" calcext:value-type="float">
            <text:p>2.97863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table:number-columns-repeated="2" office:value-type="float" office:value="2.97884" calcext:value-type="float">
            <text:p>2.97884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table:number-columns-repeated="2" office:value-type="float" office:value="2.97905" calcext:value-type="float">
            <text:p>2.97905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table:number-columns-repeated="2" office:value-type="float" office:value="2.97926" calcext:value-type="float">
            <text:p>2.97926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table:number-columns-repeated="2" office:value-type="float" office:value="2.97947" calcext:value-type="float">
            <text:p>2.97947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table:number-columns-repeated="2" office:value-type="float" office:value="2.97967" calcext:value-type="float">
            <text:p>2.979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number-columns-repeated="2" office:value-type="float" office:value="2.97988" calcext:value-type="float">
            <text:p>2.97988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table:number-columns-repeated="2" office:value-type="float" office:value="2.98008" calcext:value-type="float">
            <text:p>2.98008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table:number-columns-repeated="2" office:value-type="float" office:value="2.98027" calcext:value-type="float">
            <text:p>2.98027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table:number-columns-repeated="2" office:value-type="float" office:value="2.98047" calcext:value-type="float">
            <text:p>2.98047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table:number-columns-repeated="2" office:value-type="float" office:value="2.98067" calcext:value-type="float">
            <text:p>2.98067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table:number-columns-repeated="2" office:value-type="float" office:value="2.98086" calcext:value-type="float">
            <text:p>2.98086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table:number-columns-repeated="2" office:value-type="float" office:value="2.98105" calcext:value-type="float">
            <text:p>2.98105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table:number-columns-repeated="2" office:value-type="float" office:value="2.98124" calcext:value-type="float">
            <text:p>2.98124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table:number-columns-repeated="2" office:value-type="float" office:value="2.98142" calcext:value-type="float">
            <text:p>2.98142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table:number-columns-repeated="2" office:value-type="float" office:value="2.98161" calcext:value-type="float">
            <text:p>2.9816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table:number-columns-repeated="2" office:value-type="float" office:value="2.98179" calcext:value-type="float">
            <text:p>2.98179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table:number-columns-repeated="2" office:value-type="float" office:value="2.98197" calcext:value-type="float">
            <text:p>2.98197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table:number-columns-repeated="2" office:value-type="float" office:value="2.98215" calcext:value-type="float">
            <text:p>2.98215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table:number-columns-repeated="2" office:value-type="float" office:value="2.98233" calcext:value-type="float">
            <text:p>2.98233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table:number-columns-repeated="2" office:value-type="float" office:value="2.98251" calcext:value-type="float">
            <text:p>2.98251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table:number-columns-repeated="2" office:value-type="float" office:value="2.98268" calcext:value-type="float">
            <text:p>2.98268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table:number-columns-repeated="2" office:value-type="float" office:value="2.98285" calcext:value-type="float">
            <text:p>2.98285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table:number-columns-repeated="2" office:value-type="float" office:value="2.98302" calcext:value-type="float">
            <text:p>2.98302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table:number-columns-repeated="2" office:value-type="float" office:value="2.98319" calcext:value-type="float">
            <text:p>2.98319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table:number-columns-repeated="2" office:value-type="float" office:value="2.98336" calcext:value-type="float">
            <text:p>2.9833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2" office:value-type="float" office:value="2.98352" calcext:value-type="float">
            <text:p>2.98352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table:number-columns-repeated="2" office:value-type="float" office:value="2.98369" calcext:value-type="float">
            <text:p>2.98369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table:number-columns-repeated="2" office:value-type="float" office:value="2.98385" calcext:value-type="float">
            <text:p>2.98385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table:number-columns-repeated="2" office:value-type="float" office:value="2.98401" calcext:value-type="float">
            <text:p>2.98401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table:number-columns-repeated="2" office:value-type="float" office:value="2.98417" calcext:value-type="float">
            <text:p>2.98417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table:number-columns-repeated="2" office:value-type="float" office:value="2.98433" calcext:value-type="float">
            <text:p>2.98433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table:number-columns-repeated="2" office:value-type="float" office:value="2.98448" calcext:value-type="float">
            <text:p>2.98448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table:number-columns-repeated="2" office:value-type="float" office:value="2.98464" calcext:value-type="float">
            <text:p>2.98464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table:number-columns-repeated="2" office:value-type="float" office:value="2.98479" calcext:value-type="float">
            <text:p>2.98479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table:number-columns-repeated="2" office:value-type="float" office:value="2.98494" calcext:value-type="float">
            <text:p>2.98494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table:number-columns-repeated="2" office:value-type="float" office:value="2.98509" calcext:value-type="float">
            <text:p>2.98509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table:number-columns-repeated="2" office:value-type="float" office:value="2.98524" calcext:value-type="float">
            <text:p>2.98524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table:number-columns-repeated="2" office:value-type="float" office:value="2.98539" calcext:value-type="float">
            <text:p>2.98539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table:number-columns-repeated="2" office:value-type="float" office:value="2.98553" calcext:value-type="float">
            <text:p>2.98553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table:number-columns-repeated="2" office:value-type="float" office:value="2.98568" calcext:value-type="float">
            <text:p>2.98568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table:number-columns-repeated="2" office:value-type="float" office:value="2.98582" calcext:value-type="float">
            <text:p>2.98582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table:number-columns-repeated="2" office:value-type="float" office:value="2.98596" calcext:value-type="float">
            <text:p>2.98596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table:number-columns-repeated="2" office:value-type="float" office:value="2.9861" calcext:value-type="float">
            <text:p>2.9861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table:number-columns-repeated="2" office:value-type="float" office:value="2.98624" calcext:value-type="float">
            <text:p>2.98624</text:p>
          </table:table-cell>
        </table:table-row>
        <table:table-row table:style-name="ro1">
          <table:table-cell office:value-type="float" office:value="4.99" calcext:value-type="float">
            <text:p>4.99</text:p>
          </table:table-cell>
          <table:table-cell table:number-columns-repeated="2" office:value-type="float" office:value="2.98638" calcext:value-type="float">
            <text:p>2.986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.98651" calcext:value-type="float">
            <text:p>2.98651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table:number-columns-repeated="2" office:value-type="float" office:value="2.98664" calcext:value-type="float">
            <text:p>2.98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01:36:32.715620989</meta:creation-date>
    <meta:generator>LibreOffice/4.2.8.2$Linux_X86_64 LibreOffice_project/420m0$Build-2</meta:generator>
    <dc:date>2017-03-16T01:43:34.915418496</dc:date>
    <meta:editing-duration>PT6M37S</meta:editing-duration>
    <meta:editing-cycles>2</meta:editing-cycles>
    <meta:document-statistic meta:table-count="1" meta:cell-count="1509" meta:object-count="0"/>
  </office:meta>
</office:document-meta>
</file>